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variant="normal" fo:text-transform="none" fo:color="#393939" style:font-name="Courier New" fo:font-size="9pt" fo:letter-spacing="normal" fo:font-style="normal" fo:font-weight="normal"/>
    </style:style>
    <style:style style:name="T2" style:family="text">
      <style:text-properties fo:font-variant="normal" fo:text-transform="none" fo:color="#393939" style:font-name="Courier New" fo:font-size="9pt" fo:letter-spacing="normal" fo:font-style="normal" fo:font-weight="normal" style:font-size-asian="9pt" style:font-style-asian="normal" style:font-size-complex="9pt" style:font-style-complex="normal"/>
    </style:style>
    <style:style style:name="T3" style:family="text">
      <style:text-properties fo:font-variant="normal" fo:text-transform="none" fo:color="#393939" style:font-name="Courier New" fo:font-size="9pt" fo:letter-spacing="normal" fo:font-style="normal" fo:font-weight="normal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7" style:family="text">
      <style:text-properties style:font-name="Courier New" fo:font-style="italic" style:font-style-asian="italic" style:font-style-complex="italic"/>
    </style:style>
    <style:style style:name="T8" style:family="text">
      <style:text-properties style:font-name="Courier New"/>
    </style:style>
    <style:style style:name="T9" style:family="text">
      <style:text-properties style:font-name="Courier New" fo:font-size="9pt" style:font-size-asian="7.84999990463257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GW Installation</text:p>
      <text:list xml:id="list40328048" text:style-name="L1">
        <text:list-item>
          <text:p text:style-name="P1">Review the instructions at <text:a xlink:type="simple" xlink:href="http://www.mingw.org/wiki/Getting_Started">http://www.mingw.org/wiki/Getting_Started</text:a> </text:p>
        </text:list-item>
        <text:list-item>
          <text:p text:style-name="P1">Download the latest <text:span text:style-name="T3">mingw-get-inst</text:span> from <text:a xlink:type="simple" xlink:href="http://sourceforge.net/projects/mingw/files/Installer/mingw-get-inst/">http://sourceforge.net/projects/mingw/files/Installer/mingw-get-inst/</text:a> </text:p>
        </text:list-item>
        <text:list-item>
          <text:p text:style-name="P1">Run the executable file and accept all default settings in the installation wizard (MinGW is installed to <text:span text:style-name="T3">C:\MinGW</text:span>)</text:p>
        </text:list-item>
        <text:list-item>
          <text:p text:style-name="P1">Add <text:span text:style-name="T1">C:\MinGW\bin;</text:span> to the system PATH (instructions to come)</text:p>
        </text:list-item>
      </text:list>
      <text:p text:style-name="Standard">libusb-win32 Installation</text:p>
      <text:list xml:id="list40343409" text:continue-numbering="true" text:style-name="L1">
        <text:list-item>
          <text:p text:style-name="P1">Download the latest <text:span text:style-name="T3">libusb-win32</text:span><text:span text:style-name="T7">-</text:span><text:span text:style-name="T3">bin-x.x.x.x</text:span><text:span text:style-name="T5"> </text:span>from <text:a xlink:type="simple" xlink:href="http://sourceforge.net/projects/libusb-win32/files/">http://sourceforge.net/projects/libusb-win32/files/</text:a> </text:p>
        </text:list-item>
        <text:list-item>
          <text:p text:style-name="P1">Unzip the <text:span text:style-name="T3">libusb-win32-bin-x.x.x.x</text:span><text:span text:style-name="T4"> ZIP file to a temporary directory</text:span></text:p>
        </text:list-item>
        <text:list-item>
          <text:p text:style-name="P1">In <text:span text:style-name="T3">libusb-win32</text:span><text:span text:style-name="T7">-</text:span><text:span text:style-name="T3">bin-x.x.x.x</text:span><text:span text:style-name="T7">\</text:span><text:span text:style-name="T3">include</text:span>, rename <text:span text:style-name="T3">lusb0</text:span><text:span text:style-name="T7">_</text:span><text:span text:style-name="T3">usb.h</text:span> to <text:span text:style-name="T3">usb.h</text:span>, then copy <text:span text:style-name="T3">usb.h</text:span> to <text:span text:style-name="T6">C:\</text:span><text:span text:style-name="T2">MinGW</text:span><text:span text:style-name="T6">\</text:span><text:span text:style-name="T2">include</text:span></text:p>
        </text:list-item>
        <text:list-item>
          <text:p text:style-name="P1">Copy <text:span text:style-name="T6">libusb.a</text:span> from <text:span text:style-name="T6">libusb-win32-bin-x.x.x.x\lib\gcc</text:span><text:span text:style-name="T4"> to </text:span><text:span text:style-name="T6">C:\MinGW\lib</text:span></text:p>
        </text:list-item>
        <text:list-item>
          <text:p text:style-name="P1"><text:span text:style-name="T6"/></text:p>
        </text:list-item>
        <text:list-item>
          <text:p text:style-name="P2">In the directory where the openbeacon.c is located, execute <text:span text:style-name="T9">gcc openbeacon.c -o openbeacon.exe -lusb</text:span>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0T16:16:03.68</meta:creation-date>
    <dc:date>2012-02-20T20:19:50.99</dc:date>
    <meta:editing-duration>PT1H19M50S</meta:editing-duration>
    <meta:editing-cycles>3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11" meta:word-count="97" meta:character-count="62" meta:non-whitespace-character-count="773"/>
  </office:meta>
</office:document-meta>
</file>